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5A9F55740A8170F.png" manifest:media-type="image/png"/>
  <manifest:file-entry manifest:full-path="Pictures/100002010000055600000300BEE6505BFD6A24DC.png" manifest:media-type="image/png"/>
  <manifest:file-entry manifest:full-path="Pictures/100002010000055600000300EFC1ED655ECABA92.png" manifest:media-type="image/png"/>
  <manifest:file-entry manifest:full-path="Pictures/100002010000055600000300748D65654084E766.png" manifest:media-type="image/png"/>
  <manifest:file-entry manifest:full-path="Pictures/1000020100000556000003004CC075FECF00F9A4.png" manifest:media-type="image/png"/>
  <manifest:file-entry manifest:full-path="Pictures/100002010000055600000300EBED7E52AFBDA2AE.png" manifest:media-type="image/png"/>
  <manifest:file-entry manifest:full-path="Pictures/100002010000055600000300E5BF81FFADBD38D8.png" manifest:media-type="image/png"/>
  <manifest:file-entry manifest:full-path="Pictures/1000020100000556000003003863DDBF94BFE3EB.png" manifest:media-type="image/png"/>
  <manifest:file-entry manifest:full-path="Pictures/100002010000055600000300BF1AF7D90E9DF333.png" manifest:media-type="image/png"/>
  <manifest:file-entry manifest:full-path="Pictures/10000201000005560000030036A3A1F4909DE155.png" manifest:media-type="image/png"/>
  <manifest:file-entry manifest:full-path="Pictures/100002010000055600000300CC67A8799DAE66A1.png" manifest:media-type="image/png"/>
  <manifest:file-entry manifest:full-path="Pictures/1000020100000556000003002033C04E62888D50.png" manifest:media-type="image/png"/>
  <manifest:file-entry manifest:full-path="Pictures/1000020100000556000003005238BE26EC78F64F.png" manifest:media-type="image/png"/>
  <manifest:file-entry manifest:full-path="Pictures/1000020100000556000003001405D39B0E11D629.png" manifest:media-type="image/png"/>
  <manifest:file-entry manifest:full-path="Pictures/100002010000055600000300EBD15089DFDB87DF.png" manifest:media-type="image/png"/>
  <manifest:file-entry manifest:full-path="Pictures/100002010000055600000300D01845E38A31D529.png" manifest:media-type="image/png"/>
  <manifest:file-entry manifest:full-path="Pictures/100002010000055600000300296CA68AF4A21924.png" manifest:media-type="image/png"/>
  <manifest:file-entry manifest:full-path="Pictures/100002010000055600000300CED30A68D2AB559F.png" manifest:media-type="image/png"/>
  <manifest:file-entry manifest:full-path="Pictures/100002010000055600000300A490AC81ABC76537.png" manifest:media-type="image/png"/>
  <manifest:file-entry manifest:full-path="Pictures/10000201000005560000030077304365FE1839BA.png" manifest:media-type="image/png"/>
  <manifest:file-entry manifest:full-path="Pictures/100002010000055600000300BB9A1494727EC886.png" manifest:media-type="image/png"/>
  <manifest:file-entry manifest:full-path="Pictures/100002010000055600000300CC4B362154C9D2EE.png" manifest:media-type="image/png"/>
  <manifest:file-entry manifest:full-path="Pictures/10000201000005560000030071BC328ABE1D83CF.png" manifest:media-type="image/png"/>
  <manifest:file-entry manifest:full-path="Pictures/10000201000005560000030081C6D684016F26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403a" officeooo:paragraph-rsid="000d40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2010000055600000300CC67A8799DAE66A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2" text:anchor-type="paragraph" svg:width="17cm" svg:height="9.557cm" draw:z-index="1"><draw:image xlink:href="Pictures/100002010000055600000300EBD15089DFDB87D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3" text:anchor-type="paragraph" svg:width="17cm" svg:height="9.557cm" draw:z-index="2"><draw:image xlink:href="Pictures/100002010000055600000300BF1AF7D90E9DF333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4" text:anchor-type="paragraph" svg:width="17cm" svg:height="9.557cm" draw:z-index="3"><draw:image xlink:href="Pictures/100002010000055600000300A490AC81ABC7653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5" text:anchor-type="paragraph" svg:width="17cm" svg:height="9.557cm" draw:z-index="4"><draw:image xlink:href="Pictures/1000020100000556000003001405D39B0E11D62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width="17cm" svg:height="9.557cm" draw:z-index="5"><draw:image xlink:href="Pictures/1000020100000556000003002033C04E62888D5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7" text:anchor-type="paragraph" svg:width="17cm" svg:height="9.557cm" draw:z-index="6"><draw:image xlink:href="Pictures/100002010000055600000300D01845E38A31D529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8" text:anchor-type="paragraph" svg:width="17cm" svg:height="9.557cm" draw:z-index="7"><draw:image xlink:href="Pictures/100002010000055600000300E5BF81FFADBD38D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9" text:anchor-type="paragraph" svg:width="17cm" svg:height="9.557cm" draw:z-index="8"><draw:image xlink:href="Pictures/100002010000055600000300CED30A68D2AB559F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0" text:anchor-type="paragraph" svg:width="17cm" svg:height="9.557cm" draw:z-index="9"><draw:image xlink:href="Pictures/100002010000055600000300BB9A1494727EC88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11" text:anchor-type="paragraph" svg:width="17cm" svg:height="9.557cm" draw:z-index="10"><draw:image xlink:href="Pictures/1000020100000556000003005238BE26EC78F64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12" text:anchor-type="paragraph" svg:width="17cm" svg:height="9.557cm" draw:z-index="11"><draw:image xlink:href="Pictures/10000201000005560000030077304365FE1839BA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13" text:anchor-type="paragraph" svg:width="17cm" svg:height="9.557cm" draw:z-index="12"><draw:image xlink:href="Pictures/100002010000055600000300CC4B362154C9D2EE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Image14" text:anchor-type="paragraph" svg:width="17cm" svg:height="9.557cm" draw:z-index="13"><draw:image xlink:href="Pictures/100002010000055600000300296CA68AF4A2192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15" text:anchor-type="paragraph" svg:width="17cm" svg:height="9.557cm" draw:z-index="14"><draw:image xlink:href="Pictures/10000201000005560000030081C6D684016F2684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6" text:anchor-type="paragraph" svg:width="17cm" svg:height="9.557cm" draw:z-index="15"><draw:image xlink:href="Pictures/1000020100000556000003003863DDBF94BFE3E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17" text:anchor-type="paragraph" svg:width="17cm" svg:height="9.557cm" draw:z-index="16"><draw:image xlink:href="Pictures/1000020100000556000003004CC075FECF00F9A4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8" text:anchor-type="paragraph" svg:width="17cm" svg:height="9.557cm" draw:z-index="17"><draw:image xlink:href="Pictures/100002010000055600000300748D65654084E76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9" text:anchor-type="paragraph" svg:width="17cm" svg:height="9.557cm" draw:z-index="18"><draw:image xlink:href="Pictures/100002010000055600000300EFC1ED655ECABA92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0" text:anchor-type="paragraph" svg:width="17cm" svg:height="9.557cm" draw:z-index="19"><draw:image xlink:href="Pictures/10000201000005560000030071BC328ABE1D83C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21" text:anchor-type="paragraph" svg:width="17cm" svg:height="9.557cm" draw:z-index="20"><draw:image xlink:href="Pictures/100002010000055600000300BEE6505BFD6A24DC.png" xlink:type="simple" xlink:show="embed" xlink:actuate="onLoad" loext:mime-type="image/png"/></draw:frame></text:p>
      <text:p text:style-name="P1"/>
      <text:p text:style-name="P1"><draw:frame draw:style-name="fr1" draw:name="Image22" text:anchor-type="paragraph" svg:width="17cm" svg:height="9.557cm" draw:z-index="21"><draw:image xlink:href="Pictures/10000201000005560000030075A9F55740A8170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23" text:anchor-type="paragraph" svg:width="17cm" svg:height="9.557cm" draw:z-index="22"><draw:image xlink:href="Pictures/10000201000005560000030036A3A1F4909DE155.png" xlink:type="simple" xlink:show="embed" xlink:actuate="onLoad" loext:mime-type="image/png"/></draw:frame></text:p>
      <text:p text:style-name="P1"/>
      <text:p text:style-name="P1"/>
      <text:p text:style-name="P1"><draw:frame draw:style-name="fr1" draw:name="Image24" text:anchor-type="paragraph" svg:width="17cm" svg:height="9.557cm" draw:z-index="23"><draw:image xlink:href="Pictures/100002010000055600000300EBED7E52AFBDA2A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3:36:43.044947160</meta:creation-date>
    <dc:date>2019-03-07T13:45:16.490564431</dc:date>
    <meta:editing-duration>PT8M36S</meta:editing-duration>
    <meta:editing-cycles>1</meta:editing-cycles>
    <meta:document-statistic meta:table-count="0" meta:image-count="24" meta:object-count="0" meta:page-count="12" meta:paragraph-count="0" meta:word-count="0" meta:character-count="0" meta:non-whitespace-character-count="0"/>
    <meta:generator>LibreOffice/6.0.7.3$Linux_X86_64 LibreOffice_project/00m0$Build-3</meta:generator>
  </office:meta>
</office:document-meta>
</file>